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3pt" officeooo:paragraph-rsid="0012b670" style:font-size-asian="13pt" style:font-size-complex="13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officeooo:paragraph-rsid="00138ac1" style:font-size-asian="13pt" style:font-size-complex="13pt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pple-system" fo:font-size="13pt" fo:letter-spacing="normal" fo:font-style="normal" fo:font-weight="normal" officeooo:rsid="000445d3" officeooo:paragraph-rsid="0012b670" style:font-size-asian="13pt" style:font-size-complex="13pt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pple-system" fo:font-size="13pt" fo:letter-spacing="normal" fo:font-style="normal" fo:font-weight="normal" officeooo:rsid="000445d3" officeooo:paragraph-rsid="00138ac1" style:font-size-asian="13pt" style:font-size-complex="13pt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pple-system" fo:font-size="13pt" fo:letter-spacing="normal" fo:font-style="normal" fo:font-weight="normal" officeooo:rsid="000256de" officeooo:paragraph-rsid="0012b670" style:font-size-asian="13pt" style:font-size-complex="13pt"/>
    </style:style>
    <style:style style:name="P6" style:family="paragraph" style:parent-style-name="Standard" style:list-style-name="L1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pple-system" fo:font-size="13pt" fo:letter-spacing="normal" fo:font-style="normal" fo:font-weight="normal" officeooo:rsid="000256de" officeooo:paragraph-rsid="00138ac1" style:font-size-asian="13pt" style:font-size-complex="13pt"/>
    </style:style>
    <style:style style:name="P7" style:family="paragraph" style:parent-style-name="Text_20_body" style:list-style-name="L1">
      <style:paragraph-properties fo:text-align="center" style:justify-single-word="false"/>
      <style:text-properties fo:font-variant="normal" fo:text-transform="none" fo:color="#24292f" loext:opacity="100%" style:font-name="apple-system" fo:font-size="18pt" fo:letter-spacing="normal" fo:font-style="normal" fo:font-weight="bold" officeooo:rsid="0012b670" officeooo:paragraph-rsid="0012b670" style:font-size-asian="15.75pt" style:font-weight-asian="bold" style:font-size-complex="18pt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3pt" fo:letter-spacing="normal" fo:font-style="normal" fo:font-weight="normal" officeooo:rsid="000445d3" officeooo:paragraph-rsid="0012b670" style:font-size-asian="13pt" style:font-size-complex="13pt"/>
    </style:style>
    <style:style style:name="P9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3pt" fo:letter-spacing="normal" fo:font-style="normal" fo:font-weight="normal" officeooo:rsid="000445d3" officeooo:paragraph-rsid="00138ac1" style:font-size-asian="13pt" style:font-size-complex="13pt"/>
    </style:style>
    <style:style style:name="P10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3pt" fo:letter-spacing="normal" fo:font-style="normal" fo:font-weight="normal" officeooo:rsid="00063544" officeooo:paragraph-rsid="0012b670" style:font-size-asian="13pt" style:font-size-complex="13pt"/>
    </style:style>
    <style:style style:name="P11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font-name="apple-system" fo:font-size="13pt" fo:letter-spacing="normal" fo:font-style="normal" fo:font-weight="normal" officeooo:rsid="00063544" officeooo:paragraph-rsid="00138ac1" style:font-size-asian="13pt" style:font-size-complex="13pt"/>
    </style:style>
    <style:style style:name="P12" style:family="paragraph" style:parent-style-name="Text_20_body" style:list-style-name="L1">
      <style:paragraph-properties fo:text-align="center" style:justify-single-word="false"/>
      <style:text-properties fo:font-variant="normal" fo:text-transform="none" fo:color="#24292f" loext:opacity="100%" style:text-line-through-style="none" style:text-line-through-type="none" style:font-name="apple-system" fo:font-size="18pt" fo:letter-spacing="normal" fo:font-style="normal" fo:font-weight="bold" officeooo:rsid="0012b670" officeooo:paragraph-rsid="0012b670" style:font-size-asian="15.75pt" style:font-weight-asian="bold" style:font-size-complex="18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pple-system" fo:font-size="13pt" fo:letter-spacing="normal" fo:font-style="normal" fo:font-weight="normal" officeooo:rsid="000445d3" officeooo:paragraph-rsid="0012b670" style:font-size-asian="13pt" style:font-size-complex="13pt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pple-system" fo:font-size="13pt" fo:letter-spacing="normal" fo:font-style="normal" fo:font-weight="normal" officeooo:rsid="000445d3" officeooo:paragraph-rsid="00138ac1" style:font-size-asian="13pt" style:font-size-complex="13pt"/>
    </style:style>
    <style:style style:name="P15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pple-system" fo:font-size="13pt" fo:letter-spacing="normal" fo:font-style="normal" fo:font-weight="normal" officeooo:rsid="00063544" officeooo:paragraph-rsid="0012b670" style:font-size-asian="13pt" style:font-size-complex="13pt"/>
    </style:style>
    <style:style style:name="P16" style:family="paragraph" style:parent-style-name="Text_20_body" style:list-style-name="L1">
      <style:paragraph-properties fo:text-align="start" style:justify-single-word="false"/>
      <style:text-properties fo:font-variant="normal" fo:text-transform="none" fo:color="#24292f" loext:opacity="100%" style:text-line-through-style="none" style:text-line-through-type="none" style:font-name="apple-system" fo:font-size="13pt" fo:letter-spacing="normal" fo:font-style="normal" fo:font-weight="normal" officeooo:rsid="00063544" officeooo:paragraph-rsid="00138ac1" style:font-size-asian="13pt" style:font-size-complex="13pt"/>
    </style:style>
    <style:style style:name="T1" style:family="text">
      <style:text-properties fo:font-variant="normal" fo:text-transform="none" fo:color="#24292f" loext:opacity="100%" style:text-line-through-style="none" style:text-line-through-type="none" style:font-name="apple-system" fo:letter-spacing="normal" fo:font-style="normal" fo:font-weight="normal" officeooo:rsid="000256de"/>
    </style:style>
    <style:style style:name="T2" style:family="text">
      <style:text-properties fo:font-variant="normal" fo:text-transform="none" fo:color="#24292f" loext:opacity="100%" style:text-line-through-style="none" style:text-line-through-type="none" style:font-name="apple-system" fo:letter-spacing="normal" fo:font-style="normal" fo:font-weight="normal" officeooo:rsid="00063544"/>
    </style:style>
    <style:style style:name="T3" style:family="text">
      <style:text-properties fo:font-variant="normal" fo:text-transform="none" fo:color="#24292f" loext:opacity="100%" style:text-line-through-style="none" style:text-line-through-type="none" style:font-name="apple-system" fo:letter-spacing="normal" fo:font-style="normal" fo:font-weight="normal" officeooo:rsid="000445d3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0256de"/>
    </style:style>
    <style:style style:name="T6" style:family="text">
      <style:text-properties style:text-line-through-style="none" style:text-line-through-type="none" officeooo:rsid="00063544"/>
    </style:style>
    <style:style style:name="T7" style:family="text">
      <style:text-properties style:text-line-through-style="none" style:text-line-through-type="none" officeooo:rsid="000445d3"/>
    </style:style>
    <style:style style:name="T8" style:family="text">
      <style:text-properties style:text-line-through-style="none" style:text-line-through-type="none" officeooo:rsid="00138ac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61358269" text:style-name="L1">
        <text:list-header>
          <text:p text:style-name="P7"><text:span text:style-name="T5">M</text:span><text:span text:style-name="T4">VP</text:span></text:p>
          <text:p text:style-name="P12"/>
        </text:list-header>
        <text:list-item>
          <text:p text:style-name="P11"><text:span text:style-name="T5">A customer </text:span><text:span text:style-name="T8">account</text:span><text:span text:style-name="T5"> should be </text:span><text:span text:style-name="T7">able to be created, </text:span><text:span text:style-name="T8">and then have a unit added to the customers account, with the units associated parts list</text:span><text:span text:style-name="T7">.</text:span></text:p>
        </text:list-item>
        <text:list-item>
          <text:p text:style-name="P14">Units should be able to be added, edited and removed from a customer.</text:p>
        </text:list-item>
        <text:list-item>
          <text:p text:style-name="P16">A unit should come with a parts_list.</text:p>
        </text:list-item>
        <text:list-item>
          <text:p text:style-name="P9"><text:span text:style-name="T4">Units should be able to be added, edited and removed from a </text:span><text:span text:style-name="T6">unit.</text:span></text:p>
        </text:list-item>
        <text:list-item>
          <text:p text:style-name="P2"><text:span text:style-name="T1">The </text:span><text:span text:style-name="T2">parts_list</text:span><text:span text:style-name="T1"> should track indavidual parts, including </text:span><text:span text:style-name="T3">part_</text:span><text:span text:style-name="T1">name, part_number, quantity_</text:span><text:span text:style-name="T3">quanitity_per_</text:span><text:span text:style-name="T1">unit, </text:span><text:span text:style-name="T3">change_frequency.</text:span></text:p>
        </text:list-item>
        <text:list-item>
          <text:p text:style-name="P4"/>
          <text:p text:style-name="P6"/>
        </text:list-item>
        <text:list-item>
          <text:p text:style-name="P9">The parts should be linked to a unit type and populate when a unit is added to a customer.</text:p>
        </text:list-item>
        <text:list-item>
          <text:p text:style-name="P11">Customer details should be viewable (customer_show), with attchaed units viewable, with a full parts list(unit_show).</text:p>
        </text:list-item>
        <text:list-item>
          <text:p text:style-name="P11"><text:span text:style-name="T4">Create a function to enter a customers, unit running hours. All parts that have a change_frequency &lt;= the entered running hours should populate as a list (email)/quot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Helvetica, Arial, sans-serif, 'Apple Color Emoji', 'Segoe UI Emoji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2T01:50:21.879231438</meta:creation-date>
    <dc:date>2022-04-27T10:40:14.710063498</dc:date>
    <meta:editing-duration>P4DT21H53M42S</meta:editing-duration>
    <meta:editing-cycles>2</meta:editing-cycles>
    <meta:generator>LibreOffice/7.3.2.2$MacOSX_X86_64 LibreOffice_project/49f2b1bff42cfccbd8f788c8dc32c1c309559be0</meta:generator>
    <meta:document-statistic meta:table-count="0" meta:image-count="0" meta:object-count="0" meta:page-count="1" meta:paragraph-count="12" meta:word-count="143" meta:character-count="826" meta:non-whitespace-character-count="704"/>
  </office:meta>
</office:document-meta>
</file>